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0000000580000001F21C33D8F678A5ACC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P1" style:family="paragraph" style:parent-style-name="Header">
      <style:text-properties fo:color="#808080"/>
    </style:style>
    <style:style style:name="P2" style:family="paragraph" style:parent-style-name="Header">
      <style:paragraph-properties fo:text-align="center" style:justify-single-word="false"/>
      <style:text-properties fo:color="#808080"/>
    </style:style>
    <style:style style:name="P3" style:family="paragraph" style:parent-style-name="Footer">
      <style:paragraph-properties fo:margin-left="0cm" fo:margin-right="0.635cm" fo:text-indent="0cm" style:auto-text-indent="false"/>
      <style:text-properties fo:color="#808080"/>
    </style:style>
    <style:style style:name="P4" style:family="paragraph" style:parent-style-name="Footer">
      <style:text-properties fo:color="#808080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Footer">
      <style:paragraph-properties>
        <style:tab-stops/>
      </style:paragraph-properties>
    </style:style>
    <style:style style:name="P7" style:family="paragraph" style:parent-style-name="Standard">
      <style:text-properties fo:font-size="22pt" fo:font-weight="bold" style:font-size-asian="22pt" style:font-weight-asian="bold"/>
    </style:style>
    <style:style style:name="P8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text-properties style:text-underline-style="solid" style:text-underline-width="auto" style:text-underline-color="font-color"/>
    </style:style>
    <style:style style:name="P11" style:family="paragraph" style:parent-style-name="Standard">
      <style:text-properties style:text-underline-style="solid" style:text-underline-width="auto" style:text-underline-color="font-color" fo:font-weight="bold" style:font-weight-asian="bold"/>
    </style:style>
    <style:style style:name="P12" style:family="paragraph" style:parent-style-name="Standard">
      <style:text-properties fo:font-size="20pt" style:font-size-asian="20pt"/>
    </style:style>
    <style:style style:name="P13" style:family="paragraph" style:parent-style-name="Standard">
      <style:text-properties fo:font-size="20pt" fo:font-weight="bold" style:font-size-asian="20pt" style:font-weight-asian="bold"/>
    </style:style>
    <style:style style:name="P14" style:family="paragraph" style:parent-style-name="Standard">
      <style:text-properties fo:language="zh" fo:country="CN" style:language-asian="zh" style:country-asian="CN"/>
    </style:style>
    <style:style style:name="P15" style:family="paragraph" style:parent-style-name="Standard">
      <style:text-properties fo:font-size="14pt" style:font-size-asian="14pt"/>
    </style:style>
    <style:style style:name="P16" style:family="paragraph" style:parent-style-name="Standard">
      <style:text-properties style:text-underline-style="none"/>
    </style:style>
    <style:style style:name="P17" style:family="paragraph" style:parent-style-name="Standard">
      <style:text-properties fo:font-size="26pt" style:font-size-asian="26pt"/>
    </style:style>
    <style:style style:name="P18" style:family="paragraph" style:parent-style-name="Standard">
      <style:paragraph-properties fo:break-before="page"/>
    </style:style>
    <style:style style:name="P19" style:family="paragraph" style:parent-style-name="Standard">
      <style:paragraph-properties fo:text-align="center" style:justify-single-word="false" fo:break-before="page"/>
    </style:style>
    <style:style style:name="P20" style:family="paragraph" style:parent-style-name="Standard">
      <style:paragraph-properties fo:break-before="page"/>
      <style:text-properties fo:font-size="14pt" style:font-size-asian="14pt"/>
    </style:style>
    <style:style style:name="P21" style:family="paragraph" style:parent-style-name="Footnote">
      <style:text-properties fo:font-size="14pt" style:font-size-asian="14pt"/>
    </style:style>
    <style:style style:name="P22" style:family="paragraph" style:parent-style-name="Footnote">
      <style:text-properties fo:font-size="20pt" style:font-size-asian="20pt"/>
    </style:style>
    <style:style style:name="P23" style:family="paragraph" style:parent-style-name="Standard" style:master-page-name="Standard">
      <style:paragraph-properties style:page-number="auto"/>
    </style:style>
    <style:style style:name="P24" style:family="paragraph" style:parent-style-name="Standard" style:list-style-name="WW8Num4"/>
    <style:style style:name="P25" style:family="paragraph" style:parent-style-name="Standard" style:list-style-name="WW8Num4">
      <style:text-properties officeooo:paragraph-rsid="00241b7c"/>
    </style:style>
    <style:style style:name="P26" style:family="paragraph" style:parent-style-name="Standard" style:list-style-name="WW8Num4">
      <style:text-properties officeooo:paragraph-rsid="004cab78"/>
    </style:style>
    <style:style style:name="P2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5e4f8" officeooo:paragraph-rsid="0015e4f8" style:font-weight-asian="bold"/>
    </style:style>
    <style:style style:name="P28" style:family="paragraph" style:parent-style-name="Standard">
      <style:text-properties officeooo:rsid="001c0b6c" officeooo:paragraph-rsid="001c0b6c"/>
    </style:style>
    <style:style style:name="P29" style:family="paragraph" style:parent-style-name="Standard">
      <style:paragraph-properties fo:text-align="start" style:justify-single-word="false"/>
    </style:style>
    <style:style style:name="P30" style:family="paragraph" style:parent-style-name="Standard">
      <style:paragraph-properties fo:text-align="start" style:justify-single-word="false"/>
      <style:text-properties officeooo:paragraph-rsid="002598f0"/>
    </style:style>
    <style:style style:name="P31" style:family="paragraph" style:parent-style-name="Standard">
      <style:paragraph-properties fo:text-align="start" style:justify-single-word="false"/>
      <style:text-properties officeooo:paragraph-rsid="00262ae5"/>
    </style:style>
    <style:style style:name="P32" style:family="paragraph" style:parent-style-name="Standard">
      <style:paragraph-properties fo:text-align="start" style:justify-single-word="false"/>
      <style:text-properties officeooo:paragraph-rsid="002e2cb1"/>
    </style:style>
    <style:style style:name="P33" style:family="paragraph" style:parent-style-name="Standard">
      <style:paragraph-properties fo:text-align="start" style:justify-single-word="false"/>
      <style:text-properties officeooo:paragraph-rsid="0045627e"/>
    </style:style>
    <style:style style:name="P34" style:family="paragraph" style:parent-style-name="Standard">
      <style:paragraph-properties fo:text-align="start" style:justify-single-word="false"/>
      <style:text-properties officeooo:paragraph-rsid="004b0520"/>
    </style:style>
    <style:style style:name="P35" style:family="paragraph" style:parent-style-name="Standard">
      <style:text-properties fo:font-size="14pt" style:font-size-asian="14pt"/>
    </style:style>
    <style:style style:name="P36" style:family="paragraph" style:parent-style-name="Standard">
      <style:text-properties fo:font-size="14pt" officeooo:paragraph-rsid="004cab78" style:font-size-asian="14pt"/>
    </style:style>
    <style:style style:name="P37" style:family="paragraph" style:parent-style-name="Standard">
      <style:text-properties officeooo:paragraph-rsid="001c0b6c"/>
    </style:style>
    <style:style style:name="P38" style:family="paragraph" style:parent-style-name="Standard" style:list-style-name="L1"/>
    <style:style style:name="P39" style:family="paragraph" style:parent-style-name="Standard">
      <style:text-properties fo:font-size="16pt" style:font-size-asian="14pt" style:font-size-complex="16pt"/>
    </style:style>
    <style:style style:name="P40" style:family="paragraph" style:parent-style-name="Standard" style:list-style-name="WW8Num4">
      <style:text-properties officeooo:rsid="0021107f" officeooo:paragraph-rsid="00241b7c"/>
    </style:style>
    <style:style style:name="P41" style:family="paragraph" style:parent-style-name="Standard" style:list-style-name="L2">
      <style:paragraph-properties fo:text-align="start" style:justify-single-word="false"/>
      <style:text-properties fo:font-size="10pt" officeooo:rsid="002598f0" officeooo:paragraph-rsid="002598f0" style:font-size-asian="10pt" style:font-size-complex="10pt"/>
    </style:style>
    <style:style style:name="P42" style:family="paragraph" style:parent-style-name="Standard" style:list-style-name="L2">
      <style:paragraph-properties fo:text-align="start" style:justify-single-word="false"/>
      <style:text-properties fo:font-size="10pt" officeooo:rsid="002598f0" officeooo:paragraph-rsid="002615ce" style:font-size-asian="10pt" style:font-size-complex="10pt"/>
    </style:style>
    <style:style style:name="P43" style:family="paragraph" style:parent-style-name="Standard" style:list-style-name="L3"/>
    <style:style style:name="P44" style:family="paragraph" style:parent-style-name="Standard" style:list-style-name="L3">
      <style:text-properties officeooo:paragraph-rsid="002c953f"/>
    </style:style>
    <style:style style:name="P45" style:family="paragraph" style:parent-style-name="Standard">
      <style:text-properties officeooo:paragraph-rsid="002c953f"/>
    </style:style>
    <style:style style:name="P46" style:family="paragraph" style:parent-style-name="Standard">
      <style:text-properties officeooo:paragraph-rsid="003d53d5"/>
    </style:style>
    <style:style style:name="P47" style:family="paragraph" style:parent-style-name="Standard">
      <style:text-properties officeooo:paragraph-rsid="00419f2c"/>
    </style:style>
    <style:style style:name="P48" style:family="paragraph" style:parent-style-name="Standard">
      <style:text-properties officeooo:paragraph-rsid="00241b7c"/>
    </style:style>
    <style:style style:name="P49" style:family="paragraph" style:parent-style-name="Standard">
      <style:text-properties officeooo:paragraph-rsid="004cab78"/>
    </style:style>
    <style:style style:name="P50" style:family="paragraph" style:parent-style-name="Standard">
      <style:text-properties officeooo:paragraph-rsid="0045627e"/>
    </style:style>
    <style:style style:name="P51" style:family="paragraph" style:parent-style-name="Standard" style:list-style-name="L4"/>
    <style:style style:name="P52" style:family="paragraph" style:parent-style-name="Standard">
      <style:text-properties officeooo:paragraph-rsid="00590dd9"/>
    </style:style>
    <style:style style:name="P53" style:family="paragraph" style:parent-style-name="Standard" style:list-style-name="WW8Num4">
      <style:text-properties officeooo:rsid="00643bff" officeooo:paragraph-rsid="00643bff"/>
    </style:style>
    <style:style style:name="P54" style:family="paragraph" style:parent-style-name="Standard">
      <style:paragraph-properties fo:margin-left="0cm" fo:margin-right="0cm" fo:text-indent="1.27cm" style:auto-text-indent="false"/>
      <style:text-properties officeooo:paragraph-rsid="0018a22a"/>
    </style:style>
    <style:style style:name="P55" style:family="paragraph" style:parent-style-name="Contents_20_1">
      <style:paragraph-properties>
        <style:tab-stops>
          <style:tab-stop style:position="15.24cm" style:type="right" style:leader-style="solid" style:leader-text="_"/>
        </style:tab-stops>
      </style:paragraph-properties>
    </style:style>
    <style:style style:name="P56" style:family="paragraph" style:parent-style-name="Heading_20_2">
      <style:paragraph-properties fo:text-align="start" style:justify-single-word="false"/>
      <style:text-properties fo:font-size="14pt" style:font-size-asian="14pt"/>
    </style:style>
    <style:style style:name="P57" style:family="paragraph" style:parent-style-name="Heading_20_2">
      <style:paragraph-properties fo:text-align="start" style:justify-single-word="false"/>
      <style:text-properties fo:font-size="14pt" officeooo:paragraph-rsid="001ec75e" style:font-size-asian="14pt"/>
    </style:style>
    <style:style style:name="P58" style:family="paragraph" style:parent-style-name="Heading_20_2">
      <style:paragraph-properties fo:text-align="start" style:justify-single-word="false"/>
      <style:text-properties fo:font-size="14pt" officeooo:paragraph-rsid="004cab78" style:font-size-asian="14pt"/>
    </style:style>
    <style:style style:name="P59" style:family="paragraph" style:parent-style-name="Heading_20_2">
      <style:paragraph-properties fo:text-align="start" style:justify-single-word="false"/>
      <style:text-properties fo:font-size="14pt" officeooo:rsid="001c0b6c" officeooo:paragraph-rsid="00262ae5" style:font-size-asian="14pt"/>
    </style:style>
    <style:style style:name="P60" style:family="paragraph" style:parent-style-name="Heading_20_2">
      <style:paragraph-properties fo:text-align="start" style:justify-single-word="false"/>
      <style:text-properties fo:font-size="14pt" officeooo:rsid="001c0b6c" officeooo:paragraph-rsid="002e2cb1" style:font-size-asian="14pt"/>
    </style:style>
    <style:style style:name="P61" style:family="paragraph" style:parent-style-name="Heading_20_2">
      <style:paragraph-properties fo:text-align="start" style:justify-single-word="false"/>
      <style:text-properties fo:font-size="14pt" officeooo:rsid="0045627e" officeooo:paragraph-rsid="0045627e" style:font-size-asian="14pt"/>
    </style:style>
    <style:style style:name="P62" style:family="paragraph" style:parent-style-name="Heading_20_2">
      <style:paragraph-properties fo:text-align="start" style:justify-single-word="false"/>
      <style:text-properties fo:font-size="14pt" officeooo:rsid="004b0520" officeooo:paragraph-rsid="004b0520" style:font-size-asian="14pt"/>
    </style:style>
    <style:style style:name="P63" style:family="paragraph" style:parent-style-name="Contents_20_2">
      <style:paragraph-properties>
        <style:tab-stops>
          <style:tab-stop style:position="15.24cm" style:type="right" style:leader-style="solid" style:leader-text="_"/>
        </style:tab-stops>
      </style:paragraph-properties>
    </style:style>
    <style:style style:name="P64" style:family="paragraph" style:parent-style-name="Heading_20_1">
      <style:paragraph-properties fo:text-align="start" style:justify-single-word="false"/>
      <style:text-properties fo:font-size="20pt" style:font-size-asian="20pt"/>
    </style:style>
    <style:style style:name="P65" style:family="paragraph" style:parent-style-name="Heading_20_1">
      <style:text-properties fo:font-size="26pt" style:font-size-asian="26pt"/>
    </style:style>
    <style:style style:name="P66" style:family="paragraph" style:parent-style-name="Heading_20_1">
      <style:text-properties officeooo:rsid="0014f0b0" officeooo:paragraph-rsid="0014f0b0"/>
    </style:style>
    <style:style style:name="P67" style:family="paragraph" style:parent-style-name="Heading_20_1">
      <style:paragraph-properties fo:text-align="start" style:justify-single-word="false" fo:break-before="page"/>
      <style:text-properties fo:font-size="20pt" officeooo:paragraph-rsid="002598f0" style:font-size-asian="20pt"/>
    </style:style>
    <style:style style:name="P68" style:family="paragraph" style:parent-style-name="Heading_20_3">
      <style:paragraph-properties fo:text-align="start" style:justify-single-word="false"/>
      <style:text-properties style:text-underline-style="none"/>
    </style:style>
    <style:style style:name="P69" style:family="paragraph" style:parent-style-name="Heading_20_3">
      <style:paragraph-properties fo:text-align="start" style:justify-single-word="false"/>
      <style:text-properties fo:font-size="20pt" style:text-underline-style="none" fo:font-weight="normal" style:font-size-asian="20pt" style:font-weight-asian="normal"/>
    </style:style>
    <style:style style:name="P70" style:family="paragraph" style:parent-style-name="Contents_20_3">
      <style:paragraph-properties>
        <style:tab-stops>
          <style:tab-stop style:position="15.24cm" style:type="right" style:leader-style="solid" style:leader-text="_"/>
        </style:tab-stops>
      </style:paragraph-properties>
    </style:style>
    <style:style style:name="T1" style:family="text">
      <style:text-properties fo:color="#0000ff"/>
    </style:style>
    <style:style style:name="T2" style:family="text">
      <style:text-properties fo:font-size="20pt" style:font-size-asian="20pt"/>
    </style:style>
    <style:style style:name="T3" style:family="text">
      <style:text-properties fo:font-size="14pt" officeooo:rsid="001c0b6c" style:font-size-asian="14pt"/>
    </style:style>
    <style:style style:name="T4" style:family="text">
      <style:text-properties fo:font-size="14pt" officeooo:rsid="002827f5" style:font-size-asian="14pt"/>
    </style:style>
    <style:style style:name="T5" style:family="text">
      <style:text-properties fo:font-size="14pt" officeooo:rsid="0045627e" style:font-size-asian="14pt"/>
    </style:style>
    <style:style style:name="T6" style:family="text">
      <style:text-properties officeooo:rsid="0015e4f8"/>
    </style:style>
    <style:style style:name="T7" style:family="text">
      <style:text-properties officeooo:rsid="0018a22a"/>
    </style:style>
    <style:style style:name="T8" style:family="text">
      <style:text-properties officeooo:rsid="001c0b6c"/>
    </style:style>
    <style:style style:name="T9" style:family="text">
      <style:text-properties officeooo:rsid="001ec75e"/>
    </style:style>
    <style:style style:name="T10" style:family="text">
      <style:text-properties officeooo:rsid="00204697"/>
    </style:style>
    <style:style style:name="T11" style:family="text">
      <style:text-properties officeooo:rsid="0022f141"/>
    </style:style>
    <style:style style:name="T12" style:family="text">
      <style:text-properties officeooo:rsid="00241b7c"/>
    </style:style>
    <style:style style:name="T13" style:family="text">
      <style:text-properties officeooo:rsid="002598f0"/>
    </style:style>
    <style:style style:name="T14" style:family="text">
      <style:text-properties officeooo:rsid="002827f5"/>
    </style:style>
    <style:style style:name="T15" style:family="text">
      <style:text-properties officeooo:rsid="00296920"/>
    </style:style>
    <style:style style:name="T16" style:family="text">
      <style:text-properties fo:color="#ff3333"/>
    </style:style>
    <style:style style:name="T17" style:family="text">
      <style:text-properties fo:color="#ff3333" officeooo:rsid="00419f2c"/>
    </style:style>
    <style:style style:name="T18" style:family="text">
      <style:text-properties fo:color="#3333ff"/>
    </style:style>
    <style:style style:name="T19" style:family="text">
      <style:text-properties fo:color="#3333ff" officeooo:rsid="00419f2c"/>
    </style:style>
    <style:style style:name="T20" style:family="text">
      <style:text-properties fo:color="#000000"/>
    </style:style>
    <style:style style:name="T21" style:family="text">
      <style:text-properties officeooo:rsid="00419f2c"/>
    </style:style>
    <style:style style:name="T22" style:family="text">
      <style:text-properties officeooo:rsid="0045627e"/>
    </style:style>
    <style:style style:name="T23" style:family="text">
      <style:text-properties officeooo:rsid="004bfdd9"/>
    </style:style>
    <style:style style:name="T24" style:family="text">
      <style:text-properties officeooo:rsid="004cab78"/>
    </style:style>
    <style:style style:name="T25" style:family="text">
      <style:text-properties officeooo:rsid="004d50b7"/>
    </style:style>
    <style:style style:name="T26" style:family="text">
      <style:text-properties officeooo:rsid="00552461"/>
    </style:style>
    <style:style style:name="T27" style:family="text">
      <style:text-properties officeooo:rsid="0056bfca"/>
    </style:style>
    <style:style style:name="T28" style:family="text">
      <style:text-properties officeooo:rsid="00590dd9"/>
    </style:style>
    <style:style style:name="T29" style:family="text">
      <style:text-properties officeooo:rsid="005dcba8"/>
    </style:style>
    <style:style style:name="T30" style:family="text">
      <style:text-properties officeooo:rsid="00627190"/>
    </style:style>
    <style:style style:name="T31" style:family="text">
      <style:text-properties officeooo:rsid="00628b5f"/>
    </style:style>
    <style:style style:name="T32" style:family="text">
      <style:text-properties officeooo:rsid="00643bff"/>
    </style:style>
    <style:style style:name="T33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fr2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number:date-style style:name="N117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h text:style-name="Heading_20_7" text:outline-level="7"/>
      <text:p text:style-name="Standard"/>
      <text:p text:style-name="P7"/>
      <text:p text:style-name="P7"/>
      <text:p text:style-name="P7"/>
      <text:p text:style-name="P8">Design Document for:</text:p>
      <text:p text:style-name="P7"/>
      <text:p text:style-name="Standard"/>
      <text:h text:style-name="P66" text:outline-level="1"><text:bookmark-start text:name="__RefHeading___Toc447196587"/>校园雪仗<text:bookmark-end text:name="__RefHeading___Toc447196587"/></text:h>
      <text:p text:style-name="Standard"/>
      <text:p text:style-name="P27">在农大校园里打雪仗吧！</text:p>
      <text:p text:style-name="P11"/>
      <text:p text:style-name="P11"/>
      <text:p text:style-name="P9"/>
      <text:p text:style-name="Standard"/>
      <text:p text:style-name="P10"/>
      <text:p text:style-name="P10"/>
      <text:p text:style-name="Standard"/>
      <text:p text:style-name="Standard"/>
      <text:p text:style-name="Standard"/>
      <text:p text:style-name="Standard"/>
      <text:p text:style-name="Standard"/>
      <text:p text:style-name="P9">All work Copyright ©<text:span text:style-name="T6">2016</text:span> by HTT</text:p>
      <text:p text:style-name="Standard"/>
      <text:p text:style-name="P9">Written by 曾佳宸</text:p>
      <text:p text:style-name="Standard"/>
      <text:p text:style-name="P9">Version # 1.<text:span text:style-name="T30">2</text:span>0</text:p>
      <text:p text:style-name="Standard"/>
      <text:p text:style-name="P19"><text:date style:data-style-name="N117" text:date-value="2016-09-15T15:39:39.508000309">星期四, 九月 15, 2016</text:date><text:span text:style-name="T2">Table of Contents</text:span></text:p>
      <text:p text:style-name="P13"/>
      <text:table-of-content text:style-name="Sect1" text:name="内容目录1">
        <text:table-of-content-source text:outline-level="7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_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_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_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55"><text:a xlink:type="simple" xlink:href="#__RefHeading___Toc447196587">校园雪仗<text:tab/>1</text:a></text:p>
          <text:p text:style-name="P55"><text:a xlink:type="simple" xlink:href="#__RefHeading___Toc447196588">Design History<text:tab/>4</text:a></text:p>
          <text:p text:style-name="P63"><text:a xlink:type="simple" xlink:href="#__RefHeading___Toc2284_173471900">Version 1.00<text:tab/>4</text:a></text:p>
          <text:p text:style-name="P63"><text:a xlink:type="simple" xlink:href="#__RefHeading___Toc447196589">Version 1.10<text:tab/>4</text:a></text:p>
          <text:p text:style-name="P63"><text:a xlink:type="simple" xlink:href="#__RefHeading___Toc2672_173471900">Version 1.20<text:tab/>4</text:a></text:p>
          <text:p text:style-name="P55"><text:a xlink:type="simple" xlink:href="#__RefHeading___Toc447196592">Game Overview<text:tab/>5</text:a></text:p>
          <text:p text:style-name="P63"><text:a xlink:type="simple" xlink:href="#__RefHeading___Toc447196597">Common Questions<text:tab/>5</text:a></text:p>
          <text:p text:style-name="P70"><text:a xlink:type="simple" xlink:href="#__RefHeading___Toc447196598">What is the game?<text:tab/>5</text:a></text:p>
          <text:p text:style-name="P70"><text:a xlink:type="simple" xlink:href="#__RefHeading___Toc447196601">What do I control?<text:tab/>5</text:a></text:p>
          <text:p text:style-name="P70"><text:a xlink:type="simple" xlink:href="#__RefHeading___Toc447196603">What is the main focus?<text:tab/>5</text:a></text:p>
          <text:p text:style-name="P55"><text:a xlink:type="simple" xlink:href="#__RefHeading___Toc447196605">Gameplay<text:tab/>6</text:a></text:p>
          <text:p text:style-name="P63"><text:a xlink:type="simple" xlink:href="#__RefHeading___Toc447196606">General<text:tab/>6</text:a></text:p>
          <text:p text:style-name="P63"><text:a xlink:type="simple" xlink:href="#__RefHeading___Toc2674_173471900">Controlling<text:tab/>6</text:a></text:p>
          <text:p text:style-name="P63"><text:a xlink:type="simple" xlink:href="#__RefHeading___Toc2286_173471900">Snow System<text:tab/>6</text:a></text:p>
          <text:p text:style-name="P63"><text:a xlink:type="simple" xlink:href="#__RefHeading___Toc2288_173471900">Throwing System<text:tab/>6</text:a></text:p>
          <text:p text:style-name="P63"><text:a xlink:type="simple" xlink:href="#__RefHeading___Toc2334_173471900">Obstacles<text:tab/>6</text:a></text:p>
          <text:p text:style-name="P55"><text:a xlink:type="simple" xlink:href="#__RefHeading___Toc2290_173471900">Data Structure<text:tab/>7</text:a></text:p>
          <text:p text:style-name="P55"><text:a xlink:type="simple" xlink:href="#__RefHeading___Toc447196639">The World Layout<text:tab/>8</text:a></text:p>
          <text:p text:style-name="P63"><text:a xlink:type="simple" xlink:href="#__RefHeading___Toc447196640">Overview<text:tab/>8</text:a></text:p>
          <text:p text:style-name="P63"><text:a xlink:type="simple" xlink:href="#__RefHeading___Toc447196641">World Layout Detail #1<text:tab/>8</text:a></text:p>
          <text:p text:style-name="P63"><text:a xlink:type="simple" xlink:href="#__RefHeading___Toc447196642">World Layout Detail #2<text:tab/>8</text:a></text:p>
          <text:p text:style-name="P55"><text:a xlink:type="simple" xlink:href="#__RefHeading___Toc447196643">Game Characters<text:tab/>9</text:a></text:p>
          <text:p text:style-name="P63"><text:a xlink:type="simple" xlink:href="#__RefHeading___Toc447196644">Overview<text:tab/>9</text:a></text:p>
          <text:p text:style-name="P63"><text:a xlink:type="simple" xlink:href="#__RefHeading___Toc447196646">Enemies and Monsters<text:tab/>9</text:a></text:p>
          <text:p text:style-name="P55"><text:a xlink:type="simple" xlink:href="#__RefHeading___Toc447196647">User Interface<text:tab/>10</text:a></text:p>
          <text:p text:style-name="P63"><text:a xlink:type="simple" xlink:href="#__RefHeading___Toc447196648">Overview<text:tab/>10</text:a></text:p>
          <text:p text:style-name="P63"><text:a xlink:type="simple" xlink:href="#__RefHeading___Toc447196649">User Interface Detail #1<text:tab/>10</text:a></text:p>
          <text:p text:style-name="P63"><text:a xlink:type="simple" xlink:href="#__RefHeading___Toc447196650">User Interface Detail #2<text:tab/>10</text:a></text:p>
          <text:p text:style-name="P55"><text:a xlink:type="simple" xlink:href="#__RefHeading___Toc447196651">Items<text:tab/>11</text:a></text:p>
          <text:p text:style-name="P63"><text:a xlink:type="simple" xlink:href="#__RefHeading___Toc447196652">Overview<text:tab/>11</text:a></text:p>
          <text:p text:style-name="P63"><text:a xlink:type="simple" xlink:href="#__RefHeading___Toc447196653">Weapons Details #1<text:tab/>11</text:a></text:p>
          <text:p text:style-name="P63"><text:a xlink:type="simple" xlink:href="#__RefHeading___Toc447196654">Weapons Details #2<text:tab/>11</text:a></text:p>
          <text:p text:style-name="P55"><text:a xlink:type="simple" xlink:href="#__RefHeading___Toc447196655">Musical Scores and Sound Effects<text:tab/>12</text:a></text:p>
          <text:p text:style-name="P63"><text:a xlink:type="simple" xlink:href="#__RefHeading___Toc447196656">Overview<text:tab/>12</text:a></text:p>
          <text:p text:style-name="P63"><text:a xlink:type="simple" xlink:href="#__RefHeading___Toc447196659">Sound Design<text:tab/>12</text:a></text:p>
          <text:p text:style-name="P55"><text:a xlink:type="simple" xlink:href="#__RefHeading___Toc447196660">Single-Player Game<text:tab/>13</text:a></text:p>
          <text:p text:style-name="P63"><text:a xlink:type="simple" xlink:href="#__RefHeading___Toc447196661">Overview<text:tab/>13</text:a></text:p>
          <text:p text:style-name="P63"><text:a xlink:type="simple" xlink:href="#__RefHeading___Toc447196662">Single Player Game Detail #1<text:tab/>13</text:a></text:p>
          <text:p text:style-name="P63"><text:a xlink:type="simple" xlink:href="#__RefHeading___Toc447196663">Single Player Game Detail #2<text:tab/>13</text:a></text:p>
          <text:p text:style-name="P63"><text:a xlink:type="simple" xlink:href="#__RefHeading___Toc447196664">Story<text:tab/>13</text:a></text:p>
          <text:p text:style-name="P63"><text:a xlink:type="simple" xlink:href="#__RefHeading___Toc447196665">Hours of Gameplay<text:tab/>13</text:a></text:p>
          <text:p text:style-name="P63"><text:a xlink:type="simple" xlink:href="#__RefHeading___Toc447196666">Victory Conditions<text:tab/>13</text:a></text:p>
          <text:p text:style-name="P55"><text:a xlink:type="simple" xlink:href="#__RefHeading___Toc447196667">Multiplayer Game<text:tab/>14</text:a></text:p>
          <text:p text:style-name="P63"><text:a xlink:type="simple" xlink:href="#__RefHeading___Toc447196668">Overview<text:tab/>14</text:a></text:p>
          <text:p text:style-name="P63"><text:a xlink:type="simple" xlink:href="#__RefHeading___Toc447196669">Max Players<text:tab/>14</text:a></text:p>
          <text:p text:style-name="P63"><text:a xlink:type="simple" xlink:href="#__RefHeading___Toc447196671">Customization<text:tab/>14</text:a></text:p>
          <text:p text:style-name="P55"><text:a xlink:type="simple" xlink:href="#__RefHeading___Toc447196676">Character Rendering<text:tab/>15</text:a></text:p>
          <text:p text:style-name="P63"><text:a xlink:type="simple" xlink:href="#__RefHeading___Toc447196677">Overview<text:tab/>15</text:a></text:p>
          <text:p text:style-name="P63"><text:a xlink:type="simple" xlink:href="#__RefHeading___Toc447196678">Character Rendering Detail #1<text:tab/>15</text:a></text:p>
          <text:p text:style-name="P63"><text:a xlink:type="simple" xlink:href="#__RefHeading___Toc447196679">Character Rendering Detail #2<text:tab/>15</text:a></text:p>
          <text:p text:style-name="P55"><text:soft-page-break/><text:a xlink:type="simple" xlink:href="#__RefHeading___Toc447196684">Extra Miscellaneous Stuff<text:tab/>16</text:a></text:p>
          <text:p text:style-name="P63"><text:a xlink:type="simple" xlink:href="#__RefHeading___Toc447196685">Overview<text:tab/>16</text:a></text:p>
          <text:p text:style-name="P63"><text:a xlink:type="simple" xlink:href="#__RefHeading___Toc447196686">Junk I am working on…<text:tab/>16</text:a></text:p>
        </text:index-body>
      </text:table-of-content>
      <text:p text:style-name="P14"/>
      <text:p text:style-name="P18"/>
      <text:h text:style-name="P64" text:outline-level="1"><text:bookmark-start text:name="__RefHeading___Toc447196588"/>Design History<text:bookmark-end text:name="__RefHeading___Toc447196588"/></text:h>
      <text:p text:style-name="P29"><text:span text:style-name="T2"/></text:p>
      <text:h text:style-name="P57" text:outline-level="2"><text:bookmark-start text:name="__RefHeading___Toc2284_173471900"/>Version 1.<text:span text:style-name="T9">0</text:span>0<text:bookmark-end text:name="__RefHeading___Toc2284_173471900"/></text:h>
      <text:p text:style-name="P39"/>
      <text:p text:style-name="Standard"><text:tab/>第一次先删掉一些不需要的部分。</text:p>
      <text:p text:style-name="Standard"/>
      <text:h text:style-name="P56" text:outline-level="2"><text:bookmark-start text:name="__RefHeading___Toc447196589"/>Version 1.10<text:bookmark-end text:name="__RefHeading___Toc447196589"/></text:h>
      <text:p text:style-name="P15"/>
      <text:p text:style-name="Standard"><text:tab/>开始策划。</text:p>
      <text:p text:style-name="Standard"/>
      <text:list xml:id="list788966092920253480" text:style-name="WW8Num4">
        <text:list-item>
          <text:p text:style-name="P24">再删掉和修改了一些不需要的部分。</text:p>
        </text:list-item>
        <text:list-item>
          <text:p text:style-name="P24">撰写 <text:span text:style-name="T11">sound</text:span> 部分</text:p>
        </text:list-item>
        <text:list-item>
          <text:p text:style-name="P25">撰写 <text:span text:style-name="T9">gameplay 部分。</text:span></text:p>
        </text:list-item>
        <text:list-item>
          <text:p text:style-name="P25">撰写 <text:span text:style-name="T10">world layout部分。</text:span></text:p>
        </text:list-item>
        <text:list-item>
          <text:p text:style-name="P40">撰写 game overview 部分。</text:p>
        </text:list-item>
        <text:list-item>
          <text:p text:style-name="P25"><text:span text:style-name="T12">添加 data structure 部分。</text:span></text:p>
        </text:list-item>
      </text:list>
      <text:p text:style-name="P48"/>
      <text:h text:style-name="P58" text:outline-level="2"><text:bookmark-start text:name="__RefHeading___Toc2672_173471900"/>Version 1.<text:span text:style-name="T24">2</text:span>0<text:bookmark-end text:name="__RefHeading___Toc2672_173471900"/></text:h>
      <text:p text:style-name="P36"/>
      <text:p text:style-name="P49"><text:tab/>继续策划。</text:p>
      <text:p text:style-name="P49"/>
      <text:list xml:id="list153941601391047" text:continue-list="list788966092920253480" text:style-name="WW8Num4">
        <text:list-item text:start-value="1">
          <text:p text:style-name="P26">撰写 <text:span text:style-name="T25">gameplay 的 controlling 部分。</text:span></text:p>
        </text:list-item>
        <text:list-item>
          <text:p text:style-name="P26">在 <text:span text:style-name="T31">gameplay 的 thorwing system </text:span>添加雪球眩晕描述。</text:p>
        </text:list-item>
        <text:list-item>
          <text:p text:style-name="P26">在 <text:span text:style-name="T32">gameplay 的 obstacles 添加障碍物覆盖情况描述。</text:span></text:p>
        </text:list-item>
        <text:list-item>
          <text:p text:style-name="P26">添加 <text:span text:style-name="T32">world layout 描述。</text:span></text:p>
        </text:list-item>
        <text:list-item>
          <text:p text:style-name="P26">添加 <text:span text:style-name="T32">items 描述。</text:span></text:p>
        </text:list-item>
        <text:list-item>
          <text:p text:style-name="P53">添加Multi-game描述。</text:p>
        </text:list-item>
        <text:list-item>
          <text:p text:style-name="P53">添加single-game描述。</text:p>
        </text:list-item>
        <text:list-item>
          <text:p text:style-name="P53">添加character rendering 描述。</text:p>
        </text:list-item>
      </text:list>
      <text:p text:style-name="P49"/>
      <text:p text:style-name="P18"/>
      <text:h text:style-name="P64" text:outline-level="1"><text:bookmark-start text:name="__RefHeading___Toc447196592"/>Game Overview<text:bookmark-end text:name="__RefHeading___Toc447196592"/></text:h>
      <text:p text:style-name="Standard"/>
      <text:h text:style-name="P56" text:outline-level="2"><text:bookmark-start text:name="__RefHeading___Toc447196597"/>Common Questions<text:bookmark-end text:name="__RefHeading___Toc447196597"/></text:h>
      <text:p text:style-name="P15"/>
      <text:h text:style-name="P68" text:outline-level="3"><text:bookmark-start text:name="__RefHeading___Toc447196598"/>What is the game?<text:bookmark-end text:name="__RefHeading___Toc447196598"/></text:h>
      <text:p text:style-name="P16"/>
      <text:p text:style-name="P54"><text:span text:style-name="T7">下雪了，农大学子开心地在校园里打起雪仗来。</text:span></text:p>
      <text:p text:style-name="P6"/>
      <text:h text:style-name="P68" text:outline-level="3"><text:bookmark-start text:name="__RefHeading___Toc447196601"/>What do I control?<text:bookmark-end text:name="__RefHeading___Toc447196601"/></text:h>
      <text:p text:style-name="P16"/>
      <text:p text:style-name="Standard"><text:tab/>控制自己的学生。</text:p>
      <text:p text:style-name="Standard"/>
      <text:h text:style-name="P68" text:outline-level="3"><text:bookmark-start text:name="__RefHeading___Toc447196603"/>What is the main focus?<text:bookmark-end text:name="__RefHeading___Toc447196603"/></text:h>
      <text:p text:style-name="P16"/>
      <text:p text:style-name="Standard"><text:tab/>学生要收集在地上的雪，做成雪球扔对手，雪球掉到地上会爆炸，扔到对手无法行动即为胜利。</text:p>
      <text:p text:style-name="Standard"/>
      <text:p text:style-name="P18"/>
      <text:h text:style-name="P65" text:outline-level="1"><text:bookmark-start text:name="__RefHeading___Toc447196605"/>G<text:span text:style-name="T8">ameplay</text:span><text:bookmark-end text:name="__RefHeading___Toc447196605"/></text:h>
      <text:p text:style-name="P17"/>
      <text:h text:style-name="P56" text:outline-level="2"><text:bookmark-start text:name="__RefHeading___Toc447196606"/>General<text:bookmark-end text:name="__RefHeading___Toc447196606"/></text:h>
      <text:p text:style-name="P15"/>
      <text:p text:style-name="P28"><text:tab/>玩家收集雪然后扔对手。目前有两种游戏机制，一种是<text:span text:style-name="T16">基于 HP</text:span>的，一种是<text:span text:style-name="T18">基于雪量</text:span>的。</text:p>
      <text:p text:style-name="P28"/>
      <text:h text:style-name="P62" text:outline-level="2"><text:bookmark-start text:name="__RefHeading___Toc2674_173471900"/>Controlling<text:bookmark-end text:name="__RefHeading___Toc2674_173471900"/></text:h>
      <text:p text:style-name="P34"><text:span text:style-name="T4"/></text:p>
      <text:p text:style-name="Standard"><text:tab/>玩家可以往上、下、左、右、左上、右上、右下、左下这<text:span text:style-name="T23">8个方向移动。在普通状态下可以收集雪。使用雪量做成雪球进行投掷。</text:span></text:p>
      <text:p text:style-name="P28"/>
      <text:h text:style-name="P60" text:outline-level="2"><text:bookmark-start text:name="__RefHeading___Toc2286_173471900"/><text:span text:style-name="T21">Snow</text:span> <text:span text:style-name="T14">System</text:span><text:bookmark-end text:name="__RefHeading___Toc2286_173471900"/></text:h>
      <text:p text:style-name="P32"><text:span text:style-name="T4"/></text:p>
      <text:p text:style-name="P47"><text:tab/><text:span text:style-name="T16">一定的地点作为雪块，玩家在雪块上可以无限收集雪，玩家被雪球炸到会损失 HP，HP 到 </text:span><text:span text:style-name="T17">0 即判定为无法行动。</text:span></text:p>
      <text:p text:style-name="P47"/>
      <text:p text:style-name="P47"><text:span text:style-name="T19"><text:tab/>天上在下雪，雪地上每个地方雪量不同，会慢慢变大，限定一场游戏的时间。扔雪球会增加被炸到的范围的雪量，从中心往外递减。玩家在普通状态下可以收集四周小范围的雪，降低这个地方的雪量。玩家在雪量大的地方移动速度会减慢。玩家所在处雪量超过阈值移动速度减为 0 即判定为无法行动。（可以延伸出，如果多人游戏，还可以去铲雪救无法行动的队友。）</text:span></text:p>
      <text:p text:style-name="P28"/>
      <text:h text:style-name="P59" text:outline-level="2"><text:bookmark-start text:name="__RefHeading___Toc2288_173471900"/>Throwing <text:span text:style-name="T14">System</text:span><text:bookmark-end text:name="__RefHeading___Toc2288_173471900"/></text:h>
      <text:p text:style-name="P31"><text:span text:style-name="T3"/></text:p>
      <text:p text:style-name="P45"><text:tab/>投掷雪球会消耗收雪量（已收集的雪量）。可投掷的雪球大小有预设（<text:span text:style-name="T15">3种或多种</text:span>），投掷分为两个阶段：</text:p>
      <text:p text:style-name="P45"/>
      <text:list xml:id="list2501296348061691333" text:style-name="L3">
        <text:list-item>
          <text:p text:style-name="P44">举起：举起需要花费一点时间，移动速度逐渐减慢，完全举起状态时移动速度不再减慢。减慢的程度与雪球的大小成正比。花费的收雪量与雪球的大小成正比。若收雪量小于预设雪球大小需要的收雪量，则花费所有的收雪量举起相应收雪量大小的雪球。举起状态不可撤销。</text:p>
        </text:list-item>
        <text:list-item>
          <text:p text:style-name="P43">投掷：投掷时可以移动，移动速度依旧是慢的，需要蓄力，投掷的距离与蓄力的大小成正比，与雪球的大小成微微反比。蓄力过程中有投掷引导显示出来，具体地为一条投掷轨迹线和投掷范围。若蓄力到最远距离，则停住，无法再远。投掷轨迹呈抛物线，无法控制投掷角度。</text:p>
        </text:list-item>
      </text:list>
      <text:p text:style-name="Standard"/>
      <text:p text:style-name="P46"><text:tab/>雪球：扔的时候会被障碍物挡住，飞的过程中撞到雪球会在空中爆炸，或成功在地面上爆炸，或正中玩家。正中玩家的情况，该玩家会进入晕眩状态（可叠加），持续一段时间，所有操作无法进行。雪球爆炸范围为圆形，范围大小与雪球大小成正比，造成的效果从中心向四周递减，<text:span text:style-name="T16">降低在范围内的玩家的 HP</text:span>或<text:span text:style-name="T18">增加范围内区域的雪量</text:span><text:span text:style-name="T20">。若有障碍物在爆炸范围内，则障碍物可以挡住爆炸，形成一定范围的空洞，障碍物减少耐久度。</text:span></text:p>
      <text:p text:style-name="P37"/>
      <text:h text:style-name="P61" text:outline-level="2"><text:bookmark-start text:name="__RefHeading___Toc2334_173471900"/>Obstacles<text:bookmark-end text:name="__RefHeading___Toc2334_173471900"/></text:h>
      <text:p text:style-name="P33"><text:span text:style-name="T5"/></text:p>
      <text:p text:style-name="P50"><text:span text:style-name="T22"><text:tab/>障碍物为树、楼房（教学楼、店铺）、垃圾桶、汽车、石头。拥有耐久度，耐久度为 0 时破坏殆尽而消失。碰撞体积为圆形（后可以改成不规则多边形）。在游戏过程中会自动出现在地图的随机地方。现设定障碍物覆盖面积约为 30%。</text:span></text:p>
      <text:h text:style-name="P67" text:outline-level="1"><text:bookmark-start text:name="__RefHeading___Toc2290_173471900"/>Data <text:span text:style-name="T13">Structure</text:span><text:bookmark-end text:name="__RefHeading___Toc2290_173471900"/></text:h>
      <text:p text:style-name="P30"/>
      <text:list xml:id="list7747824224081941386" text:style-name="L2">
        <text:list-item>
          <text:p text:style-name="P42">平衡二叉搜索树：障碍物组成（范围树）</text:p>
        </text:list-item>
        <text:list-item>
          <text:p text:style-name="P42">矩阵：雪量</text:p>
        </text:list-item>
        <text:list-item>
          <text:p text:style-name="P41">图（最短路径）：怪物寻路</text:p>
        </text:list-item>
        <text:list-item>
          <text:p text:style-name="P41">线性表：不规则的障碍物碰撞，顶点</text:p>
        </text:list-item>
        <text:list-item>
          <text:p text:style-name="P41">散列表：目测随手就加进去了</text:p>
        </text:list-item>
      </text:list>
      <text:p text:style-name="P18"/>
      <text:h text:style-name="P64" text:outline-level="1"><text:bookmark-start text:name="__RefHeading___Toc447196639"/>The World Layout<text:bookmark-end text:name="__RefHeading___Toc447196639"/></text:h>
      <text:p text:style-name="P12"/>
      <text:h text:style-name="P56" text:outline-level="2"><text:bookmark-start text:name="__RefHeading___Toc447196640"/>Overview<text:bookmark-end text:name="__RefHeading___Toc447196640"/></text:h>
      <text:p text:style-name="P15"/>
      <text:p text:style-name="Standard"><text:tab/>校园的雪地。白色~蓝色表示雪量从小到大。整个背景图片用白色+蓝色的小点的感觉，弄淡点。障碍物随机生成，玩家位置随机，满足两个玩家的距离大于一定的值即可。</text:p>
      <text:p text:style-name="Standard"/>
      <text:h text:style-name="P56" text:outline-level="2"><text:bookmark-start text:name="__RefHeading___Toc447196641"/>World Layout Detail #1<text:bookmark-end text:name="__RefHeading___Toc447196641"/></text:h>
      <text:p text:style-name="P15"/>
      <text:h text:style-name="P56" text:outline-level="2"><text:bookmark-start text:name="__RefHeading___Toc447196642"/>World Layout Detail #2<text:bookmark-end text:name="__RefHeading___Toc447196642"/></text:h>
      <text:p text:style-name="P20"/>
      <text:h text:style-name="P64" text:outline-level="1"><text:bookmark-start text:name="__RefHeading___Toc447196643"/>Game Characters<text:bookmark-end text:name="__RefHeading___Toc447196643"/></text:h>
      <text:p text:style-name="P12"/>
      <text:h text:style-name="P56" text:outline-level="2"><text:bookmark-start text:name="__RefHeading___Toc447196644"/>Overview<text:bookmark-end text:name="__RefHeading___Toc447196644"/></text:h>
      <text:p text:style-name="P15"/>
      <text:p text:style-name="Standard"><text:tab/>学生。</text:p>
      <text:p text:style-name="Standard"/>
      <text:h text:style-name="P56" text:outline-level="2"><text:bookmark-start text:name="__RefHeading___Toc447196646"/>Enemies and Monsters<text:bookmark-end text:name="__RefHeading___Toc447196646"/></text:h>
      <text:p text:style-name="P15"/>
      <text:p text:style-name="Standard"><text:tab/>Describe enemies or monsters in the world or whomever the player is trying to defeat. <text:s/>Naturally this depends heavily on your game idea but generally games are about trying to kill something.</text:p>
      <text:p text:style-name="P18"/>
      <text:h text:style-name="P64" text:outline-level="1"><text:bookmark-start text:name="__RefHeading___Toc447196647"/>User Interface<text:bookmark-end text:name="__RefHeading___Toc447196647"/></text:h>
      <text:p text:style-name="P12"/>
      <text:h text:style-name="P56" text:outline-level="2"><text:bookmark-start text:name="__RefHeading___Toc447196648"/>Overview<text:bookmark-end text:name="__RefHeading___Toc447196648"/></text:h>
      <text:p text:style-name="P15"/>
      <text:p text:style-name="Standard"><text:tab/>Provide some sort of an overview to your interface and same as all the previous sections, break down the components of the UI below.</text:p>
      <text:p text:style-name="Standard"/>
      <text:h text:style-name="P56" text:outline-level="2"><text:bookmark-start text:name="__RefHeading___Toc447196649"/>User Interface Detail #1<text:bookmark-end text:name="__RefHeading___Toc447196649"/></text:h>
      <text:p text:style-name="P15"/>
      <text:h text:style-name="P56" text:outline-level="2"><text:bookmark-start text:name="__RefHeading___Toc447196650"/>User Interface Detail #2<text:bookmark-end text:name="__RefHeading___Toc447196650"/></text:h>
      <text:p text:style-name="P20"/>
      <text:h text:style-name="P64" text:outline-level="1"><text:bookmark-start text:name="__RefHeading___Toc447196651"/>Items<text:bookmark-end text:name="__RefHeading___Toc447196651"/></text:h>
      <text:p text:style-name="P12"/>
      <text:h text:style-name="P56" text:outline-level="2"><text:bookmark-start text:name="__RefHeading___Toc447196652"/>Overview<text:bookmark-end text:name="__RefHeading___Toc447196652"/></text:h>
      <text:p text:style-name="P15"/>
      <text:p text:style-name="Standard"><text:tab/>道具会随机自动出现在地图上，过一定时间后会消失。</text:p>
      <text:p text:style-name="Standard"/>
      <text:h text:style-name="P56" text:outline-level="2"><text:bookmark-start text:name="__RefHeading___Toc447196653"/>Weapons Details #1<text:bookmark-end text:name="__RefHeading___Toc447196653"/></text:h>
      <text:p text:style-name="P15"/>
      <text:h text:style-name="P56" text:outline-level="2"><text:bookmark-start text:name="__RefHeading___Toc447196654"/>Weapons Details #2<text:bookmark-end text:name="__RefHeading___Toc447196654"/></text:h>
      <text:p text:style-name="P20"/>
      <text:p text:style-name="Standard"/>
      <text:h text:style-name="P64" text:outline-level="1"><text:bookmark-start text:name="__RefHeading___Toc447196655"/>Musical Scores and Sound Effects<text:bookmark-end text:name="__RefHeading___Toc447196655"/></text:h>
      <text:h text:style-name="P69" text:outline-level="3"/>
      <text:h text:style-name="P56" text:outline-level="2"><text:bookmark-start text:name="__RefHeading___Toc447196656"/>Overview<text:bookmark-end text:name="__RefHeading___Toc447196656"/></text:h>
      <text:p text:style-name="P15"/>
      <text:p text:style-name="Standard"><text:tab/>总体使用欢快轻松的基调。<text:tab/></text:p>
      <text:p text:style-name="Standard"/>
      <text:h text:style-name="P56" text:outline-level="2"><text:bookmark-start text:name="__RefHeading___Toc447196659"/>Sound Design<text:bookmark-end text:name="__RefHeading___Toc447196659"/></text:h>
      <text:p text:style-name="P15"/>
      <text:list xml:id="list8418077696669938692" text:style-name="L1">
        <text:list-item>
          <text:p text:style-name="P38">BGM 使用欢快的曲子。</text:p>
        </text:list-item>
        <text:list-item>
          <text:p text:style-name="P38">玩家移动：在雪上的脚步声。</text:p>
        </text:list-item>
        <text:list-item>
          <text:p text:style-name="P38">扔雪球：投掷声。</text:p>
        </text:list-item>
        <text:list-item>
          <text:p text:style-name="P38">雪球爆炸：松脆的声音。</text:p>
        </text:list-item>
      </text:list>
      <text:p text:style-name="P18"/>
      <text:h text:style-name="P64" text:outline-level="1"><text:bookmark-start text:name="__RefHeading___Toc447196660"/>Single-Player Game<text:bookmark-end text:name="__RefHeading___Toc447196660"/></text:h>
      <text:p text:style-name="P12"/>
      <text:h text:style-name="P56" text:outline-level="2"><text:bookmark-start text:name="__RefHeading___Toc447196661"/>Overview<text:bookmark-end text:name="__RefHeading___Toc447196661"/></text:h>
      <text:p text:style-name="P15"/>
      <text:p text:style-name="Standard"><text:tab/>在校园里用雪球打怪。</text:p>
      <text:p text:style-name="Standard"/>
      <text:h text:style-name="P56" text:outline-level="2"><text:bookmark-start text:name="__RefHeading___Toc447196662"/>Single Player Game Detail #1<text:bookmark-end text:name="__RefHeading___Toc447196662"/></text:h>
      <text:p text:style-name="P15"/>
      <text:h text:style-name="P56" text:outline-level="2"><text:bookmark-start text:name="__RefHeading___Toc447196663"/>Single Player Game Detail #2<text:bookmark-end text:name="__RefHeading___Toc447196663"/></text:h>
      <text:p text:style-name="P15"/>
      <text:h text:style-name="P56" text:outline-level="2"><text:bookmark-start text:name="__RefHeading___Toc447196664"/>Story<text:bookmark-end text:name="__RefHeading___Toc447196664"/></text:h>
      <text:p text:style-name="P15"/>
      <text:p text:style-name="Standard"><text:tab/>Describe your story idea here and then refer them to an appendix or separate document which provides all the details on the story if it is really big.</text:p>
      <text:p text:style-name="Standard"/>
      <text:h text:style-name="P56" text:outline-level="2"><text:bookmark-start text:name="__RefHeading___Toc447196665"/>Hours of Gameplay<text:bookmark-end text:name="__RefHeading___Toc447196665"/></text:h>
      <text:p text:style-name="P15"/>
      <text:p text:style-name="Standard"><text:tab/>一关<text:span text:style-name="T26">5分钟。</text:span></text:p>
      <text:p text:style-name="Standard"/>
      <text:h text:style-name="P56" text:outline-level="2"><text:bookmark-start text:name="__RefHeading___Toc447196666"/>Victory Conditions<text:bookmark-end text:name="__RefHeading___Toc447196666"/></text:h>
      <text:p text:style-name="P15"/>
      <text:p text:style-name="Standard"><text:tab/>怪物全打掉。</text:p>
      <text:p text:style-name="P18"/>
      <text:h text:style-name="P64" text:outline-level="1"><text:bookmark-start text:name="__RefHeading___Toc447196667"/>Multiplayer Game<text:bookmark-end text:name="__RefHeading___Toc447196667"/></text:h>
      <text:p text:style-name="P12"/>
      <text:h text:style-name="P56" text:outline-level="2"><text:bookmark-start text:name="__RefHeading___Toc447196668"/>Overview<text:bookmark-end text:name="__RefHeading___Toc447196668"/></text:h>
      <text:p text:style-name="P15"/>
      <text:p text:style-name="Standard"><text:tab/>扔雪球使对手变为无法行动的状态。</text:p>
      <text:p text:style-name="Standard"/>
      <text:h text:style-name="P56" text:outline-level="2"><text:bookmark-start text:name="__RefHeading___Toc447196669"/>Max Players<text:bookmark-end text:name="__RefHeading___Toc447196669"/></text:h>
      <text:p text:style-name="P15"/>
      <text:p text:style-name="Standard"><text:tab/><text:span text:style-name="T27">2（联机或者可以更多）。</text:span></text:p>
      <text:p text:style-name="Standard"/>
      <text:h text:style-name="P56" text:outline-level="2"><text:bookmark-start text:name="__RefHeading___Toc447196671"/>Customization<text:bookmark-end text:name="__RefHeading___Toc447196671"/></text:h>
      <text:p text:style-name="P15"/>
      <text:p text:style-name="Standard"><text:tab/>Describe how the players can customize the multiplayer experience.</text:p>
      <text:p text:style-name="P18"/>
      <text:h text:style-name="P64" text:outline-level="1"><text:bookmark-start text:name="__RefHeading___Toc447196676"/>Character Rendering<text:bookmark-end text:name="__RefHeading___Toc447196676"/></text:h>
      <text:p text:style-name="P12"/>
      <text:h text:style-name="P56" text:outline-level="2"><text:bookmark-start text:name="__RefHeading___Toc447196677"/>Overview<text:bookmark-end text:name="__RefHeading___Toc447196677"/></text:h>
      <text:p text:style-name="P15"/>
      <text:p text:style-name="P52"><text:tab/>角色根据颜色区分不同玩家，有八种朝向，分为<text:span text:style-name="T28">3</text:span>种基本状态：</text:p>
      <text:p text:style-name="P52"/>
      <text:list xml:id="list9029868349848121546" text:style-name="L4">
        <text:list-item>
          <text:p text:style-name="P51">站立</text:p>
        </text:list-item>
        <text:list-item>
          <text:p text:style-name="P51">移动</text:p>
        </text:list-item>
        <text:list-item>
          <text:p text:style-name="P51">无法行动（死亡）</text:p>
        </text:list-item>
      </text:list>
      <text:p text:style-name="Standard"/>
      <text:p text:style-name="Standard"><text:tab/>并有<text:span text:style-name="T29">5种扩展状态：</text:span></text:p>
      <text:p text:style-name="Standard"/>
      <text:list xml:id="list153940891855480" text:continue-numbering="true" text:style-name="L4">
        <text:list-item>
          <text:p text:style-name="P51">举雪球</text:p>
        </text:list-item>
        <text:list-item>
          <text:p text:style-name="P51">扔雪球</text:p>
        </text:list-item>
        <text:list-item>
          <text:p text:style-name="P51">被雪球波及到</text:p>
        </text:list-item>
        <text:list-item>
          <text:p text:style-name="P51">被雪球正中</text:p>
        </text:list-item>
        <text:list-item>
          <text:p text:style-name="P51">晕眩</text:p>
        </text:list-item>
      </text:list>
      <text:p text:style-name="Standard"/>
      <text:p text:style-name="Standard"/>
      <text:h text:style-name="P56" text:outline-level="2"><text:bookmark-start text:name="__RefHeading___Toc447196678"/>Character Rendering Detail #1<text:bookmark-end text:name="__RefHeading___Toc447196678"/></text:h>
      <text:p text:style-name="P15"/>
      <text:h text:style-name="P56" text:outline-level="2"><text:bookmark-start text:name="__RefHeading___Toc447196679"/>Character Rendering Detail #2<text:bookmark-end text:name="__RefHeading___Toc447196679"/></text:h>
      <text:p text:style-name="P20"/>
      <text:h text:style-name="P64" text:outline-level="1"><text:bookmark-start text:name="__RefHeading___Toc447196684"/>Extra Miscellaneous Stuff<text:bookmark-end text:name="__RefHeading___Toc447196684"/></text:h>
      <text:p text:style-name="P22"/>
      <text:h text:style-name="P56" text:outline-level="2"><text:bookmark-start text:name="__RefHeading___Toc447196685"/>Overview<text:bookmark-end text:name="__RefHeading___Toc447196685"/></text:h>
      <text:p text:style-name="P21"/>
      <text:p text:style-name="Standard">Drop anything you are working on and don’t have a good home for here.</text:p>
      <text:p text:style-name="Footnote"/>
      <text:h text:style-name="P56" text:outline-level="2"><text:bookmark-start text:name="__RefHeading___Toc447196686"/>Junk I am working on…<text:bookmark-end text:name="__RefHeading___Toc447196686"/></text:h>
      <text:p text:style-name="P15"/>
      <text:p text:style-name="Standard">Crazy idea #1</text:p>
      <text:p text:style-name="Standard"/>
      <text:p text:style-name="Standard">Crazy idea #2</text:p>
      <text:p text:style-name="Footnot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font-name-asian="宋体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48pt" fo:font-weight="bold" style:font-size-asian="48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text-underline-style="solid" style:text-underline-width="auto" style:text-underline-color="font-color" fo:font-weight="bold" style:font-weight-asian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22pt" fo:font-weight="bold" style:font-size-asian="22pt" style:font-weight-asian="bold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loext:contextual-spacing="false">
        <style:tab-stops>
          <style:tab-stop style:position="15.24cm" style:type="right" style:leader-style="solid" style:leader-text="_"/>
        </style:tab-stops>
      </style:paragraph-properties>
      <style:text-properties fo:text-transform="uppercase" fo:font-weight="bold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353cm" fo:margin-right="0cm" fo:text-indent="0cm" style:auto-text-indent="false">
        <style:tab-stops>
          <style:tab-stop style:position="15.24cm" style:type="right" style:leader-style="solid" style:leader-text="_"/>
        </style:tab-stops>
      </style:paragraph-properties>
      <style:text-properties fo:font-variant="small-caps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text-indent="0cm" style:auto-text-indent="false">
        <style:tab-stops>
          <style:tab-stop style:position="15.24cm" style:type="right" style:leader-style="solid" style:leader-text="_"/>
        </style:tab-stops>
      </style:paragraph-properties>
      <style:text-properties fo:font-style="italic" style:font-style-asian="italic"/>
    </style:style>
    <style:style style:name="Footnote" style:family="paragraph" style:parent-style-name="Standard" style:class="extra"/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/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/>
    <style:style style:name="WW8Num12z0" style:family="text"/>
    <style:style style:name="WW8Num13z0" style:family="text"/>
    <style:style style:name="WW8Num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0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0" style:family="text"/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St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-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Liberation 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color="#808080"/>
    </style:style>
    <style:style style:name="MP2" style:family="paragraph" style:parent-style-name="Header">
      <style:text-properties fo:color="#808080"/>
    </style:style>
    <style:style style:name="MP3" style:family="paragraph" style:parent-style-name="Footer">
      <style:paragraph-properties fo:margin-left="0cm" fo:margin-right="0.635cm" fo:text-indent="0cm" style:auto-text-indent="false"/>
      <style:text-properties fo:color="#808080"/>
    </style:style>
    <style:style style:name="MP4" style:family="paragraph" style:parent-style-name="Footer">
      <style:text-properties fo:color="#808080"/>
    </style:style>
    <style:style style:name="MP5" style:family="paragraph" style:parent-style-name="Footer">
      <style:paragraph-properties fo:text-align="center" style:justify-single-word="false"/>
    </style:style>
    <style:style style:name="MT1" style:family="text"/>
    <style:style style:name="MT2" style:family="text">
      <style:text-properties fo:color="#0000ff"/>
    </style:style>
    <style:style style:name="M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Mfr2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1.27cm" fo:margin-left="3.175cm" fo:margin-right="3.17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MP1">Copyright (C) 2000 Your Company Name – All rights reserved – Run away!</text:p>
        <text:p text:style-name="MP2"/>
        <text:p text:style-name="Header"/>
      </style:header>
      <style:header-first>
        <text:p text:style-name="Header_20_left"/>
      </style:header-first>
      <style:footer>
        <text:p text:style-name="MP3"><draw:frame draw:style-name="Mfr1" draw:name="框架1" text:anchor-type="paragraph" svg:y="0.002cm" draw:z-index="0"><draw:text-box fo:min-height="0.058cm" fo:min-width="0.041cm"><text:p text:style-name="Footer"><text:span text:style-name="Page_20_Number"><text:page-number text:select-page="current">16</text:page-number></text:span></text:p></draw:text-box></draw:frame>Confidential<text:tab/>Page <text:tab/><text:date style:data-style-name="N116" text:date-value="2016-09-15T15:39:39.463000176">9/15/2016</text:date></text:p>
        <text:p text:style-name="MP4"/>
      </style:footer>
      <style:footer-first>
        <text:p text:style-name="MP5"><text:span text:style-name="MT2"><draw:a xlink:type="simple" xlink:href="http://creativecommons.org/licenses/by/2.5/"><draw:frame draw:style-name="Mfr2" draw:name="图像2" text:anchor-type="as-char" svg:width="2.328cm" svg:height="0.82cm" draw:z-index="1"><draw:image xlink:href="Pictures/10000200000000580000001F21C33D8F678A5ACC.png" xlink:type="simple" xlink:show="embed" xlink:actuate="onLoad"/></draw:frame></draw:a></text:span><text:line-break/>This work is licensed under a <text:a xlink:type="simple" xlink:href="http://creativecommons.org/licenses/by/2.5/" text:style-name="Internet_20_link" text:visited-style-name="Visited_20_Internet_20_Link"><text:span text:style-name="Internet_20_link">Creative Commons Attribution 2.5 License</text:span></text:a>.<text:line-break/>You may redistribute and modify it freely, including for commercial use, so long as you provide attribution to Chris Taylor as the author of the original template.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《校园雪仗》游戏策划书</dc:title>
    <meta:initial-creator>Chris Taylor</meta:initial-creator>
    <meta:creation-date>2000-06-16T17:26:00</meta:creation-date>
    <dc:date>2016-09-15T15:39:39.268000000</dc:date>
    <meta:editing-cycles>85</meta:editing-cycles>
    <meta:editing-duration>PT3H54M28S</meta:editing-duration>
    <meta:generator>LibreOffice/5.1.3.2$Windows_X86_64 LibreOffice_project/644e4637d1d8544fd9f56425bd6cec110e49301b</meta:generator>
    <meta:document-statistic meta:table-count="0" meta:image-count="1" meta:object-count="0" meta:page-count="16" meta:paragraph-count="180" meta:word-count="1984" meta:character-count="4547" meta:non-whitespace-character-count="4100"/>
    <meta:user-defined meta:name="CreativeCommons_CommercialUse">Yes</meta:user-defined>
    <meta:user-defined meta:name="CreativeCommons_Derivatives">Yes</meta:user-defined>
    <meta:user-defined meta:name="CreativeCommons_Jurisdiction"/>
    <meta:user-defined meta:name="CreativeCommons_LicenseURL">http://creativecommons.org/licenses/by/2.5/</meta:user-defined>
    <meta:user-defined meta:name="CreativeCommons_Licensed" meta:value-type="boolean">true</meta:user-defined>
  </office:meta>
</office:document-meta>
</file>